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7719" officeooo:paragraph-rsid="001e77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OOLBAR CODE </text:p>
      <text:p text:style-name="P1"/>
      <text:p text:style-name="P1">from tkinter import *</text:p>
      <text:p text:style-name="P1">from PIL import Image, ImageTk</text:p>
      <text:p text:style-name="P1"/>
      <text:p text:style-name="P1">class TkInterEx:</text:p>
      <text:p text:style-name="P1"><text:s text:c="4"/>@staticmethod</text:p>
      <text:p text:style-name="P1"><text:s text:c="4"/>def quit_app(event=None):</text:p>
      <text:p text:style-name="P1"><text:s text:c="8"/>root.quit()</text:p>
      <text:p text:style-name="P1"/>
      <text:p text:style-name="P1"><text:s text:c="4"/># Handles events on list box</text:p>
      <text:p text:style-name="P1"><text:s text:c="4"/>def on_fav_food_select(self, event=None):</text:p>
      <text:p text:style-name="P1"/>
      <text:p text:style-name="P1"><text:s text:c="8"/>lb_widget = event.widget</text:p>
      <text:p text:style-name="P1"/>
      <text:p text:style-name="P1"><text:s text:c="8"/># Get index selected</text:p>
      <text:p text:style-name="P1"><text:s text:c="8"/>index = int(lb_widget.curselection()[0])</text:p>
      <text:p text:style-name="P1"/>
      <text:p text:style-name="P1"><text:s text:c="8"/># Get value selected in list box</text:p>
      <text:p text:style-name="P1"><text:s text:c="8"/>lb_value = lb_widget.get(index)</text:p>
      <text:p text:style-name="P1"/>
      <text:p text:style-name="P1"><text:s text:c="8"/>self.fav_food_label['text'] = "I'll get you " + lb_value</text:p>
      <text:p text:style-name="P1"/>
      <text:p text:style-name="P1"><text:s text:c="4"/>def __init__(self, root):</text:p>
      <text:p text:style-name="P1"/>
      <text:p text:style-name="P1"><text:s text:c="8"/>root.title("Toolbar Example")</text:p>
      <text:p text:style-name="P1"/>
      <text:p text:style-name="P1"><text:s text:c="8"/># ---------- Create Menu Bar ----------</text:p>
      <text:p text:style-name="P1"/>
      <text:p text:style-name="P1"><text:s text:c="8"/># Create menu object</text:p>
      <text:p text:style-name="P1"><text:s text:c="8"/>menubar = Menu(root)</text:p>
      <text:p text:style-name="P1"/>
      <text:p text:style-name="P1"><text:s text:c="8"/># Create drop down menu</text:p>
      <text:p text:style-name="P1"><text:s text:c="8"/>file_menu = Menu(root, tearoff=0)</text:p>
      <text:p text:style-name="P1"/>
      <text:p text:style-name="P1"><text:s text:c="8"/># Add menu drop down options</text:p>
      <text:p text:style-name="P1"><text:s text:c="8"/>file_menu.add_command(label="Open")</text:p>
      <text:p text:style-name="P1"><text:s text:c="8"/>file_menu.add_command(label="Save")</text:p>
      <text:p text:style-name="P1"><text:s text:c="8"/>file_menu.add_command(label="Exit", command=self.quit_app)</text:p>
      <text:p text:style-name="P1"/>
      <text:p text:style-name="P1"><text:s text:c="8"/># Add drop down options to File</text:p>
      <text:p text:style-name="P1"><text:s text:c="8"/>menubar.add_cascade(label="File", menu=file_menu)</text:p>
      <text:p text:style-name="P1"/>
      <text:p text:style-name="P1"><text:s text:c="8"/># ---------- Create Toolbar ----------</text:p>
      <text:p text:style-name="P1"/>
      <text:p text:style-name="P1"><text:s text:c="8"/># RAISED draws a line under the tool bar and bd defines the border width</text:p>
      <text:p text:style-name="P1"><text:s text:c="8"/>toolbar = Frame(root, bd=1, relief=RAISED)</text:p>
      <text:p text:style-name="P1"/>
      <text:p text:style-name="P1"><text:s text:c="8"/># Get images for toolbar</text:p>
      <text:p text:style-name="P1"><text:s text:c="8"/>open_img = Image.open("open.png")</text:p>
      <text:p text:style-name="P1"><text:soft-page-break/><text:s text:c="8"/>save_img = Image.open("disk.png")</text:p>
      <text:p text:style-name="P1"><text:s text:c="8"/>exit_img = Image.open("exit.png")</text:p>
      <text:p text:style-name="P1"/>
      <text:p text:style-name="P1"><text:s text:c="8"/># Create a TkInter image to be used in the button</text:p>
      <text:p text:style-name="P1"><text:s text:c="8"/>open_icon = ImageTk.PhotoImage(open_img)</text:p>
      <text:p text:style-name="P1"><text:s text:c="8"/>save_icon = ImageTk.PhotoImage(save_img)</text:p>
      <text:p text:style-name="P1"><text:s text:c="8"/>exit_icon = ImageTk.PhotoImage(exit_img)</text:p>
      <text:p text:style-name="P1"/>
      <text:p text:style-name="P1"><text:s text:c="8"/># Create buttons for the toolbar</text:p>
      <text:p text:style-name="P1"><text:s text:c="8"/>open_button = Button(toolbar, image=open_icon)</text:p>
      <text:p text:style-name="P1"><text:s text:c="8"/>save_button = Button(toolbar, image=save_icon)</text:p>
      <text:p text:style-name="P1"><text:s text:c="8"/>exit_button = Button(toolbar, image=exit_icon, command=self.quit_app)</text:p>
      <text:p text:style-name="P1"/>
      <text:p text:style-name="P1"><text:s text:c="8"/>open_button.image = open_icon</text:p>
      <text:p text:style-name="P1"><text:s text:c="8"/>save_button.image = save_icon</text:p>
      <text:p text:style-name="P1"><text:s text:c="8"/>exit_button.image = exit_icon</text:p>
      <text:p text:style-name="P1"/>
      <text:p text:style-name="P1"><text:s text:c="8"/># Place buttons in the interface</text:p>
      <text:p text:style-name="P1"><text:s text:c="8"/>open_button.pack(side=LEFT, padx=2, pady=2)</text:p>
      <text:p text:style-name="P1"><text:s text:c="8"/>save_button.pack(side=LEFT, padx=2, pady=2)</text:p>
      <text:p text:style-name="P1"><text:s text:c="8"/>exit_button.pack(side=LEFT, padx=2, pady=2)</text:p>
      <text:p text:style-name="P1"/>
      <text:p text:style-name="P1"><text:s text:c="8"/>toolbar.pack(side=TOP, fill=X)</text:p>
      <text:p text:style-name="P1"/>
      <text:p text:style-name="P1"><text:s text:c="8"/>root.config(menu=menubar)</text:p>
      <text:p text:style-name="P1"/>
      <text:p text:style-name="P1"><text:s text:c="8"/># ---------- Create a List Box ----------</text:p>
      <text:p text:style-name="P1"><text:s text:c="8"/># A listbox displays a list of items to select</text:p>
      <text:p text:style-name="P1"/>
      <text:p text:style-name="P1"><text:s text:c="8"/># A label frame is a frame with a label</text:p>
      <text:p text:style-name="P1"><text:s text:c="8"/>lb_frame = LabelFrame(root, text="Food Options", padx=5, pady=5)</text:p>
      <text:p text:style-name="P1"/>
      <text:p text:style-name="P1"><text:s text:c="8"/># This label changes based on list box selections</text:p>
      <text:p text:style-name="P1"><text:s text:c="8"/>self.fav_food_label = Label(lb_frame,</text:p>
      <text:p text:style-name="P1"><text:s text:c="31"/>text="What is your favorite food")</text:p>
      <text:p text:style-name="P1"/>
      <text:p text:style-name="P1"><text:s text:c="8"/>self.fav_food_label.pack()</text:p>
      <text:p text:style-name="P1"/>
      <text:p text:style-name="P1"><text:s text:c="8"/>list_box = Listbox(lb_frame)</text:p>
      <text:p text:style-name="P1"/>
      <text:p text:style-name="P1"><text:s text:c="8"/># Create list box options</text:p>
      <text:p text:style-name="P1"><text:s text:c="8"/>list_box.insert(1, "Spaghetti")</text:p>
      <text:p text:style-name="P1"><text:s text:c="8"/>list_box.insert(2, "Pizza")</text:p>
      <text:p text:style-name="P1"><text:s text:c="8"/>list_box.insert(3, "Burgers")</text:p>
      <text:p text:style-name="P1"><text:s text:c="8"/>list_box.insert(4, "Hot Dogs")</text:p>
      <text:p text:style-name="P1"/>
      <text:p text:style-name="P1"><text:s text:c="8"/># When a list box option is clicked execute the function</text:p>
      <text:p text:style-name="P1"><text:s text:c="8"/>list_box.bind('&lt;&lt;ListboxSelect&gt;&gt;', self.on_fav_food_select)</text:p>
      <text:p text:style-name="P1"/>
      <text:p text:style-name="P1"><text:s text:c="8"/>list_box.pack()</text:p>
      <text:p text:style-name="P1"/>
      <text:p text:style-name="P1"><text:s text:c="8"/>lb_frame.pack()</text:p>
      <text:p text:style-name="P1"><text:soft-page-break/></text:p>
      <text:p text:style-name="P1"><text:s text:c="8"/># ---------- Create a Spin Box ----------</text:p>
      <text:p text:style-name="P1"><text:s text:c="8"/># Provides a fixed number of values as an option</text:p>
      <text:p text:style-name="P1"/>
      <text:p text:style-name="P1"><text:s text:c="8"/>sb_frame = Frame(root)</text:p>
      <text:p text:style-name="P1"/>
      <text:p text:style-name="P1"><text:s text:c="8"/>quantity_label = Label(sb_frame,</text:p>
      <text:p text:style-name="P1"><text:s text:c="31"/>text="How many do you want")</text:p>
      <text:p text:style-name="P1"/>
      <text:p text:style-name="P1"><text:s text:c="8"/>quantity_label.pack()</text:p>
      <text:p text:style-name="P1"/>
      <text:p text:style-name="P1"><text:s text:c="8"/># Allow for the values 1 through 5</text:p>
      <text:p text:style-name="P1"><text:s text:c="8"/>spin_box = Spinbox(sb_frame,</text:p>
      <text:p text:style-name="P1"><text:s text:c="27"/>from_=1, to=5)</text:p>
      <text:p text:style-name="P1"><text:s text:c="8"/>spin_box.pack()</text:p>
      <text:p text:style-name="P1"/>
      <text:p text:style-name="P1"><text:s text:c="8"/>extras_label = Label(sb_frame,</text:p>
      <text:p text:style-name="P1"><text:s text:c="29"/>text="Add on Item")</text:p>
      <text:p text:style-name="P1"/>
      <text:p text:style-name="P1"><text:s text:c="8"/>extras_label.pack()</text:p>
      <text:p text:style-name="P1"/>
      <text:p text:style-name="P1"><text:s text:c="8"/># Add a list of custom items</text:p>
      <text:p text:style-name="P1"><text:s text:c="8"/>extras_spin_box = Spinbox(sb_frame,</text:p>
      <text:p text:style-name="P1"><text:s text:c="34"/>values=('French Fries',</text:p>
      <text:p text:style-name="P1"><text:s text:c="42"/>'Onion Rings',</text:p>
      <text:p text:style-name="P1"><text:s text:c="42"/>'Tater Tots'))</text:p>
      <text:p text:style-name="P1"/>
      <text:p text:style-name="P1"><text:s text:c="8"/>extras_spin_box.pack()</text:p>
      <text:p text:style-name="P1"/>
      <text:p text:style-name="P1"/>
      <text:p text:style-name="P1"><text:s text:c="8"/>sb_frame.pack()</text:p>
      <text:p text:style-name="P1"/>
      <text:p text:style-name="P1">root = Tk()</text:p>
      <text:p text:style-name="P1">root.geometry("600x550")</text:p>
      <text:p text:style-name="P1">app = TkInterEx(root)</text:p>
      <text:p text:style-name="P1">root.mainlo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04:15.031000000</meta:creation-date>
    <dc:date>2017-02-16T15:04:54.738000000</dc:date>
    <meta:editing-duration>PT40S</meta:editing-duration>
    <meta:editing-cycles>1</meta:editing-cycles>
    <meta:document-statistic meta:table-count="0" meta:image-count="0" meta:object-count="0" meta:page-count="3" meta:paragraph-count="94" meta:word-count="365" meta:character-count="3838" meta:non-whitespace-character-count="2718"/>
    <meta:generator>LibreOffice/5.0.4.2$Windows_x86 LibreOffice_project/2b9802c1994aa0b7dc6079e128979269cf95bc78</meta:generator>
  </office:meta>
</office:document-meta>
</file>